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F0000024FB921F66D.png" manifest:media-type="image/png"/>
  <manifest:file-entry manifest:full-path="Pictures/1000020100000387000000CF375ED6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.1000003814697pt" style:font-size-asian="16.1000003814697pt" style:font-size-complex="16.1000003814697pt"/>
    </style:style>
    <style:style style:name="P2" style:family="paragraph" style:parent-style-name="Standard">
      <style:paragraph-properties fo:text-align="end" style:justify-single-word="false"/>
      <style:text-properties style:font-name="Arial" fo:font-size="16.1000003814697pt" style:font-size-asian="16.1000003814697pt" style:font-size-complex="16.1000003814697pt"/>
    </style:style>
    <style:style style:name="P3" style:family="paragraph" style:parent-style-name="Text_20_body" style:master-page-name="">
      <style:paragraph-properties fo:text-align="center" style:justify-single-word="false" style:page-number="auto" fo:padding="0.049cm" fo:border-left="none" fo:border-right="none" fo:border-top="0.06pt solid #000000" fo:border-bottom="none" style:shadow="none"/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ext-input text:description="JooScript">${text_titol_servei}</text:text-input></text:h>
      <text:p text:style-name="SCSP3"><text:text-input text:description="JooScript">[#list nodes as node][#if node.final]</text:text-input></text:p>
      <text:p text:style-name="SCSP3"><text:text-input text:description="JooScript">[#list 1..node.nivell as i]</text:text-input><text:tab/><text:text-input text:description="JooScript">[/#list]</text:text-input><text:span text:style-name="T1"><text:text-input text:description="JooScript">${node.titol}:</text:text-input></text:span><text:span text:style-name="T1"> </text:span><text:span text:style-name="T1"><text:text-input text:description="JooScript">${node.descripcio}</text:text-input></text:span></text:p>
      <text:p text:style-name="SCSP3"><text:text-input text:description="JooScript">[#else][#if node.nivell == 0]</text:text-input></text:p>
      <text:p text:style-name="SCSP1"><text:text-input text:description="JooScript">${''}</text:text-input><text:text-input text:description="JooScript">${node.titol}</text:text-input></text:p>
      <text:p text:style-name="SCSP3"><text:text-input text:description="JooScript">[#else]</text:text-input></text:p>
      <text:p text:style-name="SCSP2"><text:text-input text:description="JooScript">[#list 1..node.nivell as i]</text:text-input><text:tab/><text:text-input text:description="JooScript">[/#list]</text:text-input><text:text-input text:description="JooScript">${node.titol}</text:text-input></text:p>
      <text:p text:style-name="SCSP3"><text:text-input text:description="JooScript">[/#if][/#if][/#list]</text:text-input></text:p>
      <text:p text:style-name="Standard"/>
      <text:h text:style-name="P5" text:outline-level="2"><text:text-input text:description="JooScript">${text_titol_limitacio}</text:text-input></text:h>
      <text:p text:style-name="P4"><text:text-input text:description="JooScript">${text_legal}</text:text-input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fo:line-height="0.6cm" style:shadow="none"/>
      <style:text-properties style:font-name="Georgia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shadow="non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7.999cm" fo:margin-top="0cm" fo:margin-bottom="0cm" fo:line-height="100%" fo:text-indent="0cm" style:auto-text-indent="false" style:page-number="auto" style:shadow="none">
        <style:tab-stops/>
      </style:paragraph-properties>
      <style:text-properties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fo:padding="0.101cm" fo:border-left="none" fo:border-right="none" fo:border-top="none" fo:border-bottom="0.06pt solid #b3b3b3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cm" fo:margin-bottom="0cm" fo:text-indent="0.499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0cm" fo:margin-right="0cm" fo:margin-top="0.101cm" fo:margin-bottom="0cm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SP2" style:family="paragraph" style:parent-style-name="Heading_20_6" style:default-outline-level="" style:list-style-name=""/>
    <style:style style:name="SCSP3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</style:style>
    <style:style style:name="SCSP1" style:family="paragraph" style:parent-style-name="Heading_20_2" style:default-outline-level="" style:list-style-name="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009cm" fo:margin-left="0cm" table:align="left"/>
    </style:style>
    <style:style style:name="Taula1.A" style:family="table-column">
      <style:table-column-properties style:column-width="11.737cm"/>
    </style:style>
    <style:style style:name="Taula1.B" style:family="table-column">
      <style:table-column-properties style:column-width="5.272cm"/>
    </style:style>
    <style:style style:name="Taula1.A1" style:family="table-cell">
      <style:table-cell-properties style:vertical-align="middle" fo:padding="0cm" fo:border="none"/>
    </style:style>
    <style:style style:name="MP1" style:family="paragraph" style:parent-style-name="Standard">
      <style:text-properties style:font-name="Arial" fo:font-size="16.1000003814697pt" style:font-size-asian="16.1000003814697pt" style:font-size-complex="16.1000003814697pt"/>
    </style:style>
    <style:style style:name="MP2" style:family="paragraph" style:parent-style-name="Standard">
      <style:paragraph-properties fo:text-align="end" style:justify-single-word="false"/>
      <style:text-properties style:font-name="Arial" fo:font-size="16.1000003814697pt" style:font-size-asian="16.1000003814697pt" style:font-size-complex="16.1000003814697pt"/>
    </style:style>
    <style:style style:name="MP3" style:family="paragraph" style:parent-style-name="Text_20_body" style:master-page-name="">
      <style:paragraph-properties fo:text-align="center" style:justify-single-word="false" style:page-number="auto" fo:padding="0.049cm" fo:border-left="none" fo:border-right="none" fo:border-top="0.06pt solid #000000" fo:border-bottom="none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 xlink:href="Pictures/100000000000024F0000024FB921F66D.png" xlink:type="simple" xlink:actuate="onLoad" style:position="center center" style:repeat="no-repeat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cm" fo:margin-left="0cm" fo:margin-right="0cm" fo:margin-bottom="0.3cm" fo:border-top="none" fo:border-bottom="0.06pt solid #666666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MP1"><text:text-input text:description="JooScript">${text_titol_capsalera}</text:text-input></text:p>
            </table:table-cell>
            <table:table-cell table:style-name="Taula1.A1" office:value-type="string">
              <text:p text:style-name="MP2"><draw:frame draw:style-name="Mfr1" draw:name="gràfics2" text:anchor-type="as-char" svg:width="5.054cm" svg:height="1.159cm" draw:z-index="0"><draw:image xlink:href="Pictures/1000020100000387000000CF375ED6C0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MP3"><text:text-input text:description="JooScript">${text_data_eldia} ${text_data_data} ${text_data_ales} ${text_data_hora}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3T15:10:22</dc:date>
    <dc:creator>Josep Gayà</dc:creator>
    <meta:generator>LibreOffice/3.5$Linux_x86 LibreOffice_project/350m1$Build-2</meta:generator>
    <meta:editing-duration>PT23H38M31S</meta:editing-duration>
    <meta:editing-cycles>122</meta:editing-cycles>
    <meta:document-statistic meta:table-count="1" meta:image-count="1" meta:object-count="0" meta:page-count="1" meta:paragraph-count="13" meta:word-count="31" meta:character-count="381" meta:non-whitespace-character-count="361"/>
    <meta:user-defined meta:name="Informació 1"/>
    <meta:user-defined meta:name="Informació 2"/>
    <meta:user-defined meta:name="Informació 3"/>
    <meta:user-defined meta:name="Informació 4"/>
  </office:meta>
</office:document-meta>
</file>